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7"/>
        <table:table-column table:style-name="co7" table:default-cell-style-name="ce17"/>
        <table:table-column table:style-name="co8" table:number-columns-repeated="2" table:default-cell-style-name="ce17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vrs</text:p>
          </table:table-cell>
          <table:table-cell office:value-type="string" calcext:value-type="string">
            <text:p>enc</text:p>
          </table:table-cell>
          <table:table-cell table:style-name="ce17"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table:style-name="ce18" office:value-type="string" calcext:value-type="string">
            <text:p>rate_m</text:p>
          </table:table-cell>
          <table:table-cell table:style-name="ce18" office:value-type="string" calcext:value-type="string">
            <text:p>rate_d</text:p>
          </table:table-cell>
          <table:table-cell table:style-name="ce18" office:value-type="string" calcext:value-type="string">
            <text:p>rate_n</text:p>
          </table:table-cell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Ledyb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Spinar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hikor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Cyndaqui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bark</text:p>
          </table:table-cell>
          <table:table-cell table:style-name="Default" office:value-type="string" calcext:value-type="string">
            <text:p>Totodi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table:style-name="ce14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table:style-name="ce14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14"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table:style-name="ce14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14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4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table:style-name="ce14" office:value-type="string" calcext:value-type="string">
            <text:p>Fur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31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number-columns-repeated="3"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" calcext:value-type="float">
            <text:p>10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14"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14"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table:style-name="ce14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31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1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7</text:p>
          </table:table-cell>
          <table:table-cell/>
          <table:table-cell table:style-name="ce16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31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-sou</text:p>
          </table:table-cell>
          <table:table-cell table:style-name="ce14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5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table:style-name="ce14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table:style-name="ce14"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55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14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table:style-name="ce14"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6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table:style-name="ce14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table:style-name="ce14"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table:style-name="ce14"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table:style-name="ce14"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9" calcext:value-type="float">
            <text:p>19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table:style-name="ce14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6" office:value-type="string" calcext:value-type="string">
            <text:p>6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9" calcext:value-type="float">
            <text:p>19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table:style-name="ce14" office:value-type="string" calcext:value-type="string">
            <text:p>Noctow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table:style-name="ce14"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7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15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table:style-name="ce14" office:value-type="string" calcext:value-type="string">
            <text:p>Sabley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table:style-name="ce14"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50</text:p>
          </table:table-cell>
          <table:table-cell/>
          <table:table-cell table:style-name="ce16" table:number-columns-repeated="3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table:style-name="ce14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4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4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table:style-name="ce15"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3"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19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table:style-name="ce14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3"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6" calcext:value-type="float">
            <text:p>26</text:p>
          </table:table-cell>
          <table:table-cell/>
          <table:table-cell table:number-columns-repeated="2" table:style-name="ce16" office:value-type="string" calcext:value-type="string">
            <text:p>9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19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9</text:p>
          </table:table-cell>
        </table:table-row>
        <table:table-row table:style-name="ro1">
          <table:table-cell office:value-type="string" calcext:value-type="string">
            <text:p>rout-15</text:p>
          </table:table-cell>
          <table:table-cell table:style-name="ce14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9" calcext:value-type="float">
            <text:p>29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table:style-name="ce16"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9" calcext:value-type="float">
            <text:p>29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table:style-name="ce14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table:style-name="ce14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7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7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7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table:style-name="ce14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95</text:p>
          </table:table-cell>
          <table:table-cell table:style-name="ce16" office:value-type="string" calcext:value-type="string">
            <text:p>90</text:p>
          </table:table-cell>
          <table:table-cell table:style-name="ce16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table:style-name="ce14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7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14"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table:style-name="ce15"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60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15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4</text:p>
          </table:table-cell>
          <table:table-cell table:style-name="ce14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table:style-name="ce14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40</text:p>
          </table:table-cell>
          <table:table-cell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6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8" calcext:value-type="float">
            <text:p>28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table:style-name="ce15"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table:style-name="ce14"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4" office:value-type="string" calcext:value-type="string">
            <text:p>Raticat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5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4"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4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table:style-name="ce14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14"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9" calcext:value-type="float">
            <text:p>39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41" calcext:value-type="float">
            <text:p>41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3" calcext:value-type="float">
            <text:p>43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2" calcext:value-type="float">
            <text:p>42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28</text:p>
          </table:table-cell>
          <table:table-cell table:style-name="ce15"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7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table:style-name="ce15"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5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table:style-name="ce14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table:style-name="Default"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15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table:style-name="ce14"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number-columns-repeated="2" table:style-name="ce16" office:value-type="string" calcext:value-type="string">
            <text:p>1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table:style-name="ce14"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table:style-name="ce14"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table:style-name="ce14"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3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table:style-name="ce14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table:style-name="ce14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3"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number-columns-repeated="3"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table:style-name="ce14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14"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table:style-name="ce14"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table:style-name="ce14" office:value-type="string" calcext:value-type="string">
            <text:p>Sudowood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60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3"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3" table:style-name="ce16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table:style-name="ce14"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7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table:style-name="ce14"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table:style-name="ce14"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3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9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7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31" calcext:value-type="float">
            <text:p>31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4" calcext:value-type="float">
            <text:p>34</text:p>
          </table:table-cell>
          <table:table-cell/>
          <table:table-cell table:number-columns-repeated="3"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5"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table:style-name="ce15"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16"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9</text:p>
          </table:table-cell>
          <table:table-cell table:style-name="ce16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string" calcext:value-type="string">
            <text:p>9</text:p>
          </table:table-cell>
          <table:table-cell table:style-name="ce16"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6"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table:style-name="ce16"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table:style-name="Default"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100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string" calcext:value-type="string">
            <text:p>2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string" calcext:value-type="string">
            <text:p>2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100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string" calcext:value-type="string">
            <text:p>2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string" calcext:value-type="string">
            <text:p>20</text:p>
          </table:table-cell>
          <table:table-cell table:style-name="ce16"/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table:style-name="ce14"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1" calcext:value-type="float">
            <text:p>21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3"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3" table:style-name="ce16"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table:style-name="ce14"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7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table:style-name="ce14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9" calcext:value-type="float">
            <text:p>19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9" calcext:value-type="float">
            <text:p>19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6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table:style-name="ce14"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6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sp)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table:style-name="Default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Caterpi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Metapo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utterfr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Weed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Kaku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Beed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table:style-name="Default"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14" office:value-type="string" calcext:value-type="string">
            <text:p>Pins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table:style-name="ce14" office:value-type="string" calcext:value-type="string">
            <text:p>Beautif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table:style-name="ce14"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table:style-name="ce15"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6" office:value-type="string" calcext:value-type="string">
            <text:p>10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table:style-name="ce14" office:value-type="string" calcext:value-type="string">
            <text:p>Zigzago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7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5" calcext:value-type="float">
            <text:p>2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table:style-name="Default" office:value-type="string" calcext:value-type="string">
            <text:p>Rayquaza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3" calcext:value-type="float">
            <text:p>1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3" calcext:value-type="float">
            <text:p>2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14"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table:style-name="ce14"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table:style-name="ce14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table:style-name="ce14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table:style-name="ce14"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2" calcext:value-type="float">
            <text:p>42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4" calcext:value-type="float">
            <text:p>44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1" calcext:value-type="float">
            <text:p>41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3" calcext:value-type="float">
            <text:p>43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1" calcext:value-type="float">
            <text:p>41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2" calcext:value-type="float">
            <text:p>4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2" calcext:value-type="float">
            <text:p>4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9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91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2" calcext:value-type="float">
            <text:p>4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2" calcext:value-type="float">
            <text:p>42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2" calcext:value-type="float">
            <text:p>4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4" calcext:value-type="float">
            <text:p>44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4" calcext:value-type="float">
            <text:p>44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3" calcext:value-type="float">
            <text:p>43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table:style-name="ce16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table:style-name="ce16" office:value-type="float" office:value="40" calcext:value-type="float">
            <text:p>40</text:p>
          </table:table-cell>
          <table:table-cell/>
          <table:table-cell table:number-columns-repeated="2" table:style-name="ce16" office:value-type="string" calcext:value-type="string">
            <text:p>50</text:p>
          </table:table-cell>
          <table:table-cell table:style-name="ce16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35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6" calcext:value-type="float">
            <text:p>46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6" calcext:value-type="float">
            <text:p>46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30" calcext:value-type="float">
            <text:p>3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1ff</text:p>
          </table:table-cell>
          <table:table-cell table:style-name="ce14"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table:style-name="ce16" office:value-type="string" calcext:value-type="string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1" calcext:value-type="float">
            <text:p>51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0" calcext:value-type="float">
            <text:p>5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50" calcext:value-type="float">
            <text:p>5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string" calcext:value-type="string">
            <text:p>15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string" calcext:value-type="string">
            <text:p>48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string" calcext:value-type="string">
            <text:p>42</text:p>
          </table:table-cell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mou</text:p>
          </table:table-cell>
          <table:table-cell table:style-name="ce14" office:value-type="string" calcext:value-type="string">
            <text:p>Heracros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string" calcext:value-type="string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6" calcext:value-type="float">
            <text:p>46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6" calcext:value-type="float">
            <text:p>46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15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8" calcext:value-type="float">
            <text:p>48</text:p>
          </table:table-cell>
          <table:table-cell/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5" calcext:value-type="float">
            <text:p>45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50" calcext:value-type="float">
            <text:p>50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7" calcext:value-type="float">
            <text:p>47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table:style-name="ce1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" office:value-type="string" calcext:value-type="string">
            <text:p>6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14" office:value-type="string" calcext:value-type="string">
            <text:p>Spinarak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A)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Headbutt (Group B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table:style-name="ce14" office:value-type="string" calcext:value-type="string">
            <text:p>Kricketo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war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6" office:value-type="string" calcext:value-type="string">
            <text:p>24</text:p>
          </table:table-cell>
          <table:table-cell table:style-name="ce16"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6" office:value-type="string" calcext:value-type="string">
            <text:p>14</text:p>
          </table:table-cell>
          <table:table-cell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6" office:value-type="string" calcext:value-type="string">
            <text:p>14</text:p>
          </table:table-cell>
          <table:table-cell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6" office:value-type="string" calcext:value-type="string">
            <text:p>11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6" office:value-type="string" calcext:value-type="string">
            <text:p>11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table:style-name="ce16"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6" office:value-type="string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p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6"/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4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4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5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5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Cave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table:style-name="ce16"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Rock Smash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Hoenn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innoh Soun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table:style-name="Default"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6" office:value-type="string" calcext:value-type="string">
            <text:p>1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1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6" office:value-type="string" calcext:value-type="string">
            <text:p>85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plai</text:p>
          </table:table-cell>
          <table:table-cell table:style-name="Default"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af-plai</text:p>
          </table:table-cell>
          <table:table-cell table:style-name="Default" office:value-type="string" calcext:value-type="string">
            <text:p>Smeargl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table:style-name="ce17" office:value-type="float" office:value="17" calcext:value-type="float">
            <text:p>1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number-columns-repeated="2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7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5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4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10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Surfing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3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Old Rod)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6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Good Rod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4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8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Fishing (Super Rod)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20</text:p>
          </table:table-cell>
          <table:table-cell table:style-name="ce16" table:number-columns-repeated="2"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10</text:p>
          </table:table-cell>
          <table:table-cell table:number-columns-repeated="2"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16" office:value-type="string" calcext:value-type="string">
            <text:p>2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table:style-name="ce16"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3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0</text:p>
          </table:table-cell>
          <table:table-cell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4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6"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string" calcext:value-type="string">
            <text:p>2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HG/SS</text:p>
          </table:table-cell>
          <table:table-cell office:value-type="string" calcext:value-type="string">
            <text:p>Grass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table:style-name="ce16" office:value-type="string" calcext:value-type="string">
            <text:p>10</text:p>
          </table:table-cell>
          <table:table-cell table:style-name="ce16" office:value-type="string" calcext:value-type="string">
            <text:p>0</text:p>
          </table:table-cell>
        </table:table-row>
        <table:table-row table:style-name="ro1" table:number-rows-repeated="10462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17T16:48:03.366959186</dc:date>
    <meta:editing-duration>P2DT22H7M54S</meta:editing-duration>
    <meta:editing-cycles>570</meta:editing-cycles>
    <meta:generator>LibreOffice/7.3.7.2$Linux_X86_64 LibreOffice_project/30$Build-2</meta:generator>
    <meta:document-statistic meta:table-count="1" meta:cell-count="16080" meta:object-count="0"/>
  </office:meta>
</office:document-meta>
</file>